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8.352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6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ichelt shopping list</text:p>
          </table:table-cell>
          <table:table-cell table:number-columns-repeated="7"/>
        </table:table-row>
        <table:table-row table:style-name="ro1">
          <table:table-cell office:value-type="string">
            <text:p>X7R-G0603 10N</text:p>
          </table:table-cell>
          <table:table-cell office:value-type="float" office:value="2">
            <text:p>2</text:p>
          </table:table-cell>
          <table:table-cell office:value-type="currency" office:currency="EUR" office:value="0.05">
            <text:p>0,05 €</text:p>
          </table:table-cell>
          <table:table-cell table:formula="of:=[.B2]*[.C2]" office:value-type="currency" office:currency="EUR" office:value="0.1">
            <text:p>0,10 €</text:p>
          </table:table-cell>
          <table:table-cell table:number-columns-repeated="4"/>
        </table:table-row>
        <table:table-row table:style-name="ro1">
          <table:table-cell office:value-type="string">
            <text:p>X7R-G0603 100N</text:p>
          </table:table-cell>
          <table:table-cell office:value-type="float" office:value="10">
            <text:p>10</text:p>
          </table:table-cell>
          <table:table-cell office:value-type="currency" office:currency="EUR" office:value="0.05">
            <text:p>0,05 €</text:p>
          </table:table-cell>
          <table:table-cell table:formula="of:=[.B3]*[.C3]" office:value-type="currency" office:currency="EUR" office:value="0.5">
            <text:p>0,50 €</text:p>
          </table:table-cell>
          <table:table-cell table:number-columns-repeated="4"/>
        </table:table-row>
        <table:table-row table:style-name="ro1">
          <table:table-cell office:value-type="string">
            <text:p>HEBL 21</text:p>
          </table:table-cell>
          <table:table-cell office:value-type="float" office:value="1">
            <text:p>1</text:p>
          </table:table-cell>
          <table:table-cell office:value-type="currency" office:currency="EUR" office:value="0.22">
            <text:p>0,22 €</text:p>
          </table:table-cell>
          <table:table-cell table:formula="of:=[.B4]*[.C4]" office:value-type="currency" office:currency="EUR" office:value="0.22">
            <text:p>0,22 €</text:p>
          </table:table-cell>
          <table:table-cell office:value-type="string">
            <text:p>power connector</text:p>
          </table:table-cell>
          <table:table-cell table:number-columns-repeated="3"/>
        </table:table-row>
        <table:table-row table:style-name="ro1">
          <table:table-cell office:value-type="string">
            <text:p>PSS 254/2G</text:p>
          </table:table-cell>
          <table:table-cell office:value-type="float" office:value="2">
            <text:p>2</text:p>
          </table:table-cell>
          <table:table-cell office:value-type="currency" office:currency="EUR" office:value="0.05">
            <text:p>0,05 €</text:p>
          </table:table-cell>
          <table:table-cell table:formula="of:=[.B5]*[.C5]" office:value-type="currency" office:currency="EUR" office:value="0.1">
            <text:p>0,10 €</text:p>
          </table:table-cell>
          <table:table-cell table:number-columns-repeated="4"/>
        </table:table-row>
        <table:table-row table:style-name="ro1">
          <table:table-cell office:value-type="string">
            <text:p>PSS 254/3G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6]*[.C6]" office:value-type="currency" office:currency="EUR" office:value="0.05">
            <text:p>0,05 €</text:p>
          </table:table-cell>
          <table:table-cell table:number-columns-repeated="4"/>
        </table:table-row>
        <table:table-row table:style-name="ro1">
          <table:table-cell office:value-type="string">
            <text:p>PSS 254/4G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7]*[.C7]" office:value-type="currency" office:currency="EUR" office:value="0.05">
            <text:p>0,05 €</text:p>
          </table:table-cell>
          <table:table-cell table:number-columns-repeated="4"/>
        </table:table-row>
        <table:table-row table:style-name="ro1">
          <table:table-cell office:value-type="string">
            <text:p>PSS 254/6G</text:p>
          </table:table-cell>
          <table:table-cell office:value-type="float" office:value="1">
            <text:p>1</text:p>
          </table:table-cell>
          <table:table-cell office:value-type="currency" office:currency="EUR" office:value="0.06">
            <text:p>0,06 €</text:p>
          </table:table-cell>
          <table:table-cell table:formula="of:=[.B8]*[.C8]" office:value-type="currency" office:currency="EUR" office:value="0.06">
            <text:p>0,06 €</text:p>
          </table:table-cell>
          <table:table-cell/>
          <table:table-cell office:value-type="string">
            <text:p>aktuell nicht verfuegbar</text:p>
          </table:table-cell>
          <table:table-cell table:number-columns-repeated="2"/>
        </table:table-row>
        <table:table-row table:style-name="ro1">
          <table:table-cell office:value-type="string">
            <text:p>WIPPE 1801.1146</text:p>
          </table:table-cell>
          <table:table-cell office:value-type="float" office:value="1">
            <text:p>1</text:p>
          </table:table-cell>
          <table:table-cell office:value-type="currency" office:currency="EUR" office:value="1.1">
            <text:p>1,10 €</text:p>
          </table:table-cell>
          <table:table-cell table:formula="of:=[.B9]*[.C9]" office:value-type="currency" office:currency="EUR" office:value="1.1">
            <text:p>1,10 €</text:p>
          </table:table-cell>
          <table:table-cell office:value-type="string">
            <text:p>On-off-switch</text:p>
          </table:table-cell>
          <table:table-cell table:number-columns-repeated="3"/>
        </table:table-row>
        <table:table-row table:style-name="ro1">
          <table:table-cell office:value-type="string">
            <text:p>SMD-0603 100</text:p>
          </table:table-cell>
          <table:table-cell office:value-type="float" office:value="6">
            <text:p>6</text:p>
          </table:table-cell>
          <table:table-cell office:value-type="currency" office:currency="EUR" office:value="0.08">
            <text:p>0,08 €</text:p>
          </table:table-cell>
          <table:table-cell table:formula="of:=[.B10]*[.C10]" office:value-type="currency" office:currency="EUR" office:value="0.48">
            <text:p>0,48 €</text:p>
          </table:table-cell>
          <table:table-cell table:number-columns-repeated="4"/>
        </table:table-row>
        <table:table-row table:style-name="ro1">
          <table:table-cell office:value-type="string">
            <text:p>SMD-0603 150</text:p>
          </table:table-cell>
          <table:table-cell office:value-type="float" office:value="8">
            <text:p>8</text:p>
          </table:table-cell>
          <table:table-cell office:value-type="currency" office:currency="EUR" office:value="0.08">
            <text:p>0,08 €</text:p>
          </table:table-cell>
          <table:table-cell table:formula="of:=[.B11]*[.C11]" office:value-type="currency" office:currency="EUR" office:value="0.64">
            <text:p>0,64 €</text:p>
          </table:table-cell>
          <table:table-cell table:number-columns-repeated="4"/>
        </table:table-row>
        <table:table-row table:style-name="ro1">
          <table:table-cell office:value-type="string">
            <text:p>SMD-0603 1K</text:p>
          </table:table-cell>
          <table:table-cell office:value-type="float" office:value="1">
            <text:p>1</text:p>
          </table:table-cell>
          <table:table-cell office:value-type="currency" office:currency="EUR" office:value="0.1">
            <text:p>0,10 €</text:p>
          </table:table-cell>
          <table:table-cell table:formula="of:=[.B12]*[.C12]" office:value-type="currency" office:currency="EUR" office:value="0.1">
            <text:p>0,10 €</text:p>
          </table:table-cell>
          <table:table-cell table:number-columns-repeated="4"/>
        </table:table-row>
        <table:table-row table:style-name="ro1">
          <table:table-cell office:value-type="string">
            <text:p>SMD-0603 10K</text:p>
          </table:table-cell>
          <table:table-cell office:value-type="float" office:value="11">
            <text:p>11</text:p>
          </table:table-cell>
          <table:table-cell office:value-type="currency" office:currency="EUR" office:value="0.08">
            <text:p>0,08 €</text:p>
          </table:table-cell>
          <table:table-cell table:formula="of:=[.B13]*[.C13]" office:value-type="currency" office:currency="EUR" office:value="0.88">
            <text:p>0,88 €</text:p>
          </table:table-cell>
          <table:table-cell table:number-columns-repeated="4"/>
        </table:table-row>
        <table:table-row table:style-name="ro1">
          <table:table-cell office:value-type="string">
            <text:p>SMD-0603 43K</text:p>
          </table:table-cell>
          <table:table-cell office:value-type="float" office:value="1">
            <text:p>1</text:p>
          </table:table-cell>
          <table:table-cell office:value-type="currency" office:currency="EUR" office:value="0.14">
            <text:p>0,14 €</text:p>
          </table:table-cell>
          <table:table-cell table:formula="of:=[.B14]*[.C14]" office:value-type="currency" office:currency="EUR" office:value="0.14">
            <text:p>0,14 €</text:p>
          </table:table-cell>
          <table:table-cell table:number-columns-repeated="4"/>
        </table:table-row>
        <table:table-row table:style-name="ro1">
          <table:table-cell office:value-type="string">
            <text:p>SMD-0603 68K</text:p>
          </table:table-cell>
          <table:table-cell office:value-type="float" office:value="1">
            <text:p>1</text:p>
          </table:table-cell>
          <table:table-cell office:value-type="currency" office:currency="EUR" office:value="0.1">
            <text:p>0,10 €</text:p>
          </table:table-cell>
          <table:table-cell table:formula="of:=[.B15]*[.C15]" office:value-type="currency" office:currency="EUR" office:value="0.1">
            <text:p>0,10 €</text:p>
          </table:table-cell>
          <table:table-cell table:number-columns-repeated="4"/>
        </table:table-row>
        <table:table-row table:style-name="ro1">
          <table:table-cell office:value-type="string">
            <text:p>IRF 7424</text:p>
          </table:table-cell>
          <table:table-cell office:value-type="float" office:value="1">
            <text:p>1</text:p>
          </table:table-cell>
          <table:table-cell office:value-type="currency" office:currency="EUR" office:value="0.99">
            <text:p>0,99 €</text:p>
          </table:table-cell>
          <table:table-cell table:formula="of:=[.B16]*[.C16]" office:value-type="currency" office:currency="EUR" office:value="0.99">
            <text:p>0,99 €</text:p>
          </table:table-cell>
          <table:table-cell office:value-type="string">
            <text:p>P-fet</text:p>
          </table:table-cell>
          <table:table-cell table:number-columns-repeated="3"/>
        </table:table-row>
        <table:table-row table:style-name="ro1">
          <table:table-cell office:value-type="string">
            <text:p>SKS M3X16-50</text:p>
          </table:table-cell>
          <table:table-cell office:value-type="float" office:value="1">
            <text:p>1</text:p>
          </table:table-cell>
          <table:table-cell office:value-type="currency" office:currency="EUR" office:value="0.1">
            <text:p>0,10 €</text:p>
          </table:table-cell>
          <table:table-cell table:formula="of:=[.B17]*[.C17]" office:value-type="currency" office:currency="EUR" office:value="0.1">
            <text:p>0,10 €</text:p>
          </table:table-cell>
          <table:table-cell/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LM 324 D SMD</text:p>
          </table:table-cell>
          <table:table-cell office:value-type="float" office:value="1">
            <text:p>1</text:p>
          </table:table-cell>
          <table:table-cell office:value-type="currency" office:currency="EUR" office:value="0.17">
            <text:p>0,17 €</text:p>
          </table:table-cell>
          <table:table-cell table:formula="of:=[.B18]*[.C18]" office:value-type="currency" office:currency="EUR" office:value="0.17">
            <text:p>0,17 €</text:p>
          </table:table-cell>
          <table:table-cell office:value-type="string">
            <text:p>Op-amp</text:p>
          </table:table-cell>
          <table:table-cell table:number-columns-repeated="3"/>
        </table:table-row>
        <table:table-row table:style-name="ro1">
          <table:table-cell office:value-type="string">
            <text:p>KKKGS 35</text:p>
          </table:table-cell>
          <table:table-cell office:value-type="float" office:value="1">
            <text:p>1</text:p>
          </table:table-cell>
          <table:table-cell office:value-type="currency" office:currency="EUR" office:value="0.51">
            <text:p>0,51 €</text:p>
          </table:table-cell>
          <table:table-cell table:formula="of:=[.B19]*[.C19]" office:value-type="currency" office:currency="EUR" office:value="0.51">
            <text:p>0,51 €</text:p>
          </table:table-cell>
          <table:table-cell table:number-columns-repeated="4"/>
        </table:table-row>
        <table:table-row table:style-name="ro1">
          <table:table-cell office:value-type="string">
            <text:p>TLE 4905L</text:p>
          </table:table-cell>
          <table:table-cell office:value-type="float" office:value="1">
            <text:p>1</text:p>
          </table:table-cell>
          <table:table-cell office:value-type="currency" office:currency="EUR" office:value="0.59">
            <text:p>0,59 €</text:p>
          </table:table-cell>
          <table:table-cell table:formula="of:=[.B20]*[.C20]" office:value-type="currency" office:currency="EUR" office:value="0.59">
            <text:p>0,59 €</text:p>
          </table:table-cell>
          <table:table-cell office:value-type="string">
            <text:p>Hall-sensor</text:p>
          </table:table-cell>
          <table:table-cell office:value-type="string">
            <text:p>OPTIONAL</text:p>
          </table:table-cell>
          <table:table-cell table:number-columns-repeated="2"/>
        </table:table-row>
        <table:table-row table:style-name="ro1">
          <table:table-cell office:value-type="string">
            <text:p>MAB 5</text:p>
          </table:table-cell>
          <table:table-cell office:value-type="float" office:value="1">
            <text:p>1</text:p>
          </table:table-cell>
          <table:table-cell office:value-type="currency" office:currency="EUR" office:value="0.36">
            <text:p>0,36 €</text:p>
          </table:table-cell>
          <table:table-cell table:formula="of:=[.B21]*[.C21]" office:value-type="currency" office:currency="EUR" office:value="0.36">
            <text:p>0,36 €</text:p>
          </table:table-cell>
          <table:table-cell office:value-type="string">
            <text:p>DIN plug female</text:p>
          </table:table-cell>
          <table:table-cell office:value-type="string">
            <text:p>(mehr pole?)</text:p>
          </table:table-cell>
          <table:table-cell table:number-columns-repeated="2"/>
        </table:table-row>
        <table:table-row table:style-name="ro1">
          <table:table-cell office:value-type="string">
            <text:p>MAS 50</text:p>
          </table:table-cell>
          <table:table-cell office:value-type="float" office:value="1">
            <text:p>1</text:p>
          </table:table-cell>
          <table:table-cell office:value-type="currency" office:currency="EUR" office:value="0.4">
            <text:p>0,40 €</text:p>
          </table:table-cell>
          <table:table-cell table:formula="of:=[.B22]*[.C22]" office:value-type="currency" office:currency="EUR" office:value="0.4">
            <text:p>0,40 €</text:p>
          </table:table-cell>
          <table:table-cell office:value-type="string">
            <text:p>DIN plug male</text:p>
          </table:table-cell>
          <table:table-cell office:value-type="string">
            <text:p>(mehr pole?)</text:p>
          </table:table-cell>
          <table:table-cell table:number-columns-repeated="2"/>
        </table:table-row>
        <table:table-row table:style-name="ro1">
          <table:table-cell office:value-type="string">
            <text:p>TASTER 9319</text:p>
          </table:table-cell>
          <table:table-cell office:value-type="float" office:value="2">
            <text:p>2</text:p>
          </table:table-cell>
          <table:table-cell office:value-type="currency" office:currency="EUR" office:value="0.19">
            <text:p>0,19 €</text:p>
          </table:table-cell>
          <table:table-cell table:formula="of:=[.B23]*[.C23]" office:value-type="currency" office:currency="EUR" office:value="0.38">
            <text:p>0,38 €</text:p>
          </table:table-cell>
          <table:table-cell office:value-type="string">
            <text:p>button switch for temperatur</text:p>
          </table:table-cell>
          <table:table-cell table:number-columns-repeated="3"/>
        </table:table-row>
        <table:table-row table:style-name="ro1">
          <table:table-cell office:value-type="string">
            <text:p>PSK 254/5W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24]*[.C24]" office:value-type="currency" office:currency="EUR" office:value="0.05">
            <text:p>0,05 €</text:p>
          </table:table-cell>
          <table:table-cell table:number-columns-repeated="4"/>
        </table:table-row>
        <table:table-row table:style-name="ro1">
          <table:table-cell office:value-type="string">
            <text:p>SK M3</text:p>
          </table:table-cell>
          <table:table-cell office:value-type="float" office:value="1">
            <text:p>1</text:p>
          </table:table-cell>
          <table:table-cell office:value-type="currency" office:currency="EUR" office:value="1.05">
            <text:p>1,05 €</text:p>
          </table:table-cell>
          <table:table-cell table:formula="of:=[.B25]*[.C25]" office:value-type="currency" office:currency="EUR" office:value="1.05">
            <text:p>1,05 €</text:p>
          </table:table-cell>
          <table:table-cell/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PSK 254/4W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26]*[.C26]" office:value-type="currency" office:currency="EUR" office:value="0.05">
            <text:p>0,05 €</text:p>
          </table:table-cell>
          <table:table-cell table:number-columns-repeated="4"/>
        </table:table-row>
        <table:table-row table:style-name="ro1">
          <table:table-cell office:value-type="string">
            <text:p>MW GS60A12</text:p>
          </table:table-cell>
          <table:table-cell office:value-type="float" office:value="0">
            <text:p>0</text:p>
          </table:table-cell>
          <table:table-cell office:value-type="currency" office:currency="EUR" office:value="16.9">
            <text:p>16,90 €</text:p>
          </table:table-cell>
          <table:table-cell table:formula="of:=[.B27]*[.C27]" office:value-type="currency" office:currency="EUR" office:value="0">
            <text:p>0,00 €</text:p>
          </table:table-cell>
          <table:table-cell office:value-type="string">
            <text:p>12V6A power supply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SL 2X10G 2,54</text:p>
          </table:table-cell>
          <table:table-cell office:value-type="float" office:value="1">
            <text:p>1</text:p>
          </table:table-cell>
          <table:table-cell office:value-type="currency" office:currency="EUR" office:value="0.09">
            <text:p>0,09 €</text:p>
          </table:table-cell>
          <table:table-cell table:formula="of:=[.B28]*[.C28]" office:value-type="currency" office:currency="EUR" office:value="0.09">
            <text:p>0,09 €</text:p>
          </table:table-cell>
          <table:table-cell office:value-type="string">
            <text:p>break down pin header</text:p>
          </table:table-cell>
          <table:table-cell table:number-columns-repeated="3"/>
        </table:table-row>
        <table:table-row table:style-name="ro1">
          <table:table-cell office:value-type="string">
            <text:p>L-0805F 10µ</text:p>
          </table:table-cell>
          <table:table-cell office:value-type="float" office:value="2">
            <text:p>2</text:p>
          </table:table-cell>
          <table:table-cell office:value-type="currency" office:currency="EUR" office:value="0.25">
            <text:p>0,25 €</text:p>
          </table:table-cell>
          <table:table-cell table:formula="of:=[.B29]*[.C29]" office:value-type="currency" office:currency="EUR" office:value="0.5">
            <text:p>0,50 €</text:p>
          </table:table-cell>
          <table:table-cell office:value-type="string">
            <text:p>coil for op-amp and avcc</text:p>
          </table:table-cell>
          <table:table-cell table:number-columns-repeated="3"/>
        </table:table-row>
        <table:table-row table:style-name="ro1">
          <table:table-cell office:value-type="string">
            <text:p>BSS 123 SMD</text:p>
          </table:table-cell>
          <table:table-cell office:value-type="float" office:value="4">
            <text:p>4</text:p>
          </table:table-cell>
          <table:table-cell office:value-type="currency" office:currency="EUR" office:value="0.04">
            <text:p>0,04 €</text:p>
          </table:table-cell>
          <table:table-cell table:formula="of:=[.B30]*[.C30]" office:value-type="currency" office:currency="EUR" office:value="0.16">
            <text:p>0,16 €</text:p>
          </table:table-cell>
          <table:table-cell table:number-columns-repeated="4"/>
        </table:table-row>
        <table:table-row table:style-name="ro1">
          <table:table-cell office:value-type="string">
            <text:p>RAD 105 1.000/25</text:p>
          </table:table-cell>
          <table:table-cell office:value-type="float" office:value="1">
            <text:p>1</text:p>
          </table:table-cell>
          <table:table-cell office:value-type="currency" office:currency="EUR" office:value="0.01">
            <text:p>0,01 €</text:p>
          </table:table-cell>
          <table:table-cell table:formula="of:=[.B31]*[.C31]" office:value-type="currency" office:currency="EUR" office:value="0.01">
            <text:p>0,01 €</text:p>
          </table:table-cell>
          <table:table-cell office:value-type="string">
            <text:p>C9 (1000u 25V)</text:p>
          </table:table-cell>
          <table:table-cell table:number-columns-repeated="3"/>
        </table:table-row>
        <table:table-row table:style-name="ro1">
          <table:table-cell office:value-type="string">
            <text:p>RAD FC 100/10</text:p>
          </table:table-cell>
          <table:table-cell office:value-type="float" office:value="1">
            <text:p>1</text:p>
          </table:table-cell>
          <table:table-cell office:value-type="currency" office:currency="EUR" office:value="0.01">
            <text:p>0,01 €</text:p>
          </table:table-cell>
          <table:table-cell table:formula="of:=[.B32]*[.C32]" office:value-type="currency" office:currency="EUR" office:value="0.01">
            <text:p>0,01 €</text:p>
          </table:table-cell>
          <table:table-cell office:value-type="string">
            <text:p>c (100u 10V) at lowdrop out</text:p>
          </table:table-cell>
          <table:table-cell table:number-columns-repeated="3"/>
        </table:table-row>
        <table:table-row table:style-name="ro1">
          <table:table-cell office:value-type="string">
            <text:p>RAD FC 330/16</text:p>
          </table:table-cell>
          <table:table-cell office:value-type="float" office:value="1">
            <text:p>1</text:p>
          </table:table-cell>
          <table:table-cell office:value-type="currency" office:currency="EUR" office:value="0.16">
            <text:p>0,16 €</text:p>
          </table:table-cell>
          <table:table-cell table:formula="of:=[.B33]*[.C33]" office:value-type="currency" office:currency="EUR" office:value="0.16">
            <text:p>0,16 €</text:p>
          </table:table-cell>
          <table:table-cell office:value-type="string">
            <text:p>c (330u 16V) at lowdrop in</text:p>
          </table:table-cell>
          <table:table-cell table:number-columns-repeated="3"/>
        </table:table-row>
        <table:table-row table:style-name="ro1">
          <table:table-cell office:value-type="string">
            <text:p>TS 1117 CW50</text:p>
          </table:table-cell>
          <table:table-cell office:value-type="float" office:value="1">
            <text:p>1</text:p>
          </table:table-cell>
          <table:table-cell office:value-type="currency" office:currency="EUR" office:value="0.3">
            <text:p>0,30 €</text:p>
          </table:table-cell>
          <table:table-cell table:formula="of:=[.B34]*[.C34]" office:value-type="currency" office:currency="EUR" office:value="0.3">
            <text:p>0,30 €</text:p>
          </table:table-cell>
          <table:table-cell office:value-type="string">
            <text:p>LowDrop to 5V - or - AliExpress</text:p>
          </table:table-cell>
          <table:table-cell table:number-columns-repeated="3"/>
        </table:table-row>
        <table:table-row table:style-name="ro1">
          <table:table-cell office:value-type="string">
            <text:p>WELLER RT 1</text:p>
          </table:table-cell>
          <table:table-cell office:value-type="float" office:value="1">
            <text:p>1</text:p>
          </table:table-cell>
          <table:table-cell office:value-type="currency" office:currency="EUR" office:value="37.98">
            <text:p>37,98 €</text:p>
          </table:table-cell>
          <table:table-cell table:formula="of:=[.B35]*[.C35]" office:value-type="currency" office:currency="EUR" office:value="37.98">
            <text:p>37,98 €</text:p>
          </table:table-cell>
          <table:table-cell office:value-type="string">
            <text:p>soldering iron tip</text:p>
          </table:table-cell>
          <table:table-cell table:number-columns-repeated="3"/>
        </table:table-row>
        <table:table-row table:style-name="ro1">
          <table:table-cell office:value-type="string">
            <text:p>SMD-LED 0805 GN</text:p>
          </table:table-cell>
          <table:table-cell office:value-type="float" office:value="1">
            <text:p>1</text:p>
          </table:table-cell>
          <table:table-cell office:value-type="currency" office:currency="EUR" office:value="0.08">
            <text:p>0,08 €</text:p>
          </table:table-cell>
          <table:table-cell table:formula="of:=[.B36]*[.C36]" office:value-type="currency" office:currency="EUR" office:value="0.08">
            <text:p>0,08 €</text:p>
          </table:table-cell>
          <table:table-cell office:value-type="string">
            <text:p>Green LED 0805</text:p>
          </table:table-cell>
          <table:table-cell table:number-columns-repeated="3"/>
        </table:table-row>
        <table:table-row table:style-name="ro1">
          <table:table-cell office:value-type="string">
            <text:p>H05VK 1,0-10SW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37]*[.C37]" office:value-type="currency" office:currency="EUR" office:value="0.34">
            <text:p>0,34 €</text:p>
          </table:table-cell>
          <table:table-cell office:value-type="string">
            <text:p>1mm^2 wire - ground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H05VK 1,0-10RT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38]*[.C38]" office:value-type="currency" office:currency="EUR" office:value="0.34">
            <text:p>0,34 €</text:p>
          </table:table-cell>
          <table:table-cell office:value-type="string">
            <text:p>1mm^2 wire - 12V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H05VK 1,0-10BL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39]*[.C39]" office:value-type="currency" office:currency="EUR" office:value="0.34">
            <text:p>0,34 €</text:p>
          </table:table-cell>
          <table:table-cell office:value-type="string">
            <text:p>1mm^2 wire - thermo voltage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LIYY 214-10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40]*[.C40]" office:value-type="currency" office:currency="EUR" office:value="0.34">
            <text:p>0,34 €</text:p>
          </table:table-cell>
          <table:table-cell office:value-type="string">
            <text:p>2x0,14mm^2 - for hall sensor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AliExpress</text:p>
          </table:table-cell>
          <table:table-cell table:number-columns-repeated="7"/>
        </table:table-row>
        <table:table-row table:style-name="ro1">
          <table:table-cell office:value-type="string">
            <text:p>LD-3361AG</text:p>
          </table:table-cell>
          <table:table-cell office:value-type="float" office:value="1">
            <text:p>1</text:p>
          </table:table-cell>
          <table:table-cell office:value-type="currency" office:currency="EUR" office:value="0.68">
            <text:p>0,68 €</text:p>
          </table:table-cell>
          <table:table-cell table:formula="of:=[.B44]*[.C44]" office:value-type="currency" office:currency="EUR" office:value="0.68">
            <text:p>0,68 €</text:p>
          </table:table-cell>
          <table:table-cell office:value-type="string">
            <text:p>mostly packs of 10 available</text:p>
          </table:table-cell>
          <table:table-cell table:number-columns-repeated="3"/>
        </table:table-row>
        <table:table-row table:style-name="ro1">
          <table:table-cell office:value-type="string">
            <text:p>ATMEGA 328P-AU</text:p>
          </table:table-cell>
          <table:table-cell office:value-type="float" office:value="1">
            <text:p>1</text:p>
          </table:table-cell>
          <table:table-cell office:value-type="currency" office:currency="EUR" office:value="1.05">
            <text:p>1,05 €</text:p>
          </table:table-cell>
          <table:table-cell table:formula="of:=[.B45]*[.C45]" office:value-type="currency" office:currency="EUR" office:value="1.05">
            <text:p>1,05 €</text:p>
          </table:table-cell>
          <table:table-cell office:value-type="string">
            <text:p>mostly packs of 10 availabl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orto Reichelt (anteilig)</text:p>
          </table:table-cell>
          <table:table-cell table:number-columns-repeated="2"/>
          <table:table-cell table:formula="of:=5.6/[.B63]" office:value-type="currency" office:currency="EUR" office:value="0.8">
            <text:p>0,80 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CB inkl. Porto</text:p>
          </table:table-cell>
          <table:table-cell table:number-columns-repeated="2"/>
          <table:table-cell table:formula="of:=10.94/[.B63]" office:value-type="currency" office:currency="EUR" office:value="1.56285714285714">
            <text:p>1,56 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D2:.D51])" office:value-type="currency" office:currency="EUR" office:value="53.9128571428572">
            <text:p>53,91 €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>
            <text:p>Number of orders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Johan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Yanni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enni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Keno +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Geor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Karst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il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tepha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lex</text:p>
          </table:table-cell>
          <table:table-cell table:number-columns-repeated="3"/>
        </table:table-row>
        <table:table-row table:style-name="ro1" table:number-rows-repeated="1048504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4.02.2015</text:date>, <text:time>16:5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5-02-04T16:51:16.45</dc:date>
    <meta:editing-duration>PT1H22M24S</meta:editing-duration>
    <meta:editing-cycles>4</meta:editing-cycles>
    <meta:document-statistic meta:table-count="1" meta:cell-count="217" meta:object-count="0"/>
  </office:meta>
</office:document-meta>
</file>